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02476305680419273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289950789610511387" text:style-name="L2">
        <text:list-item>
          <text:list>
            <text:list-header>
              <text:p text:style-name="P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627021215814264006" text:style-name="L3">
        <text:list-item>
          <text:list>
            <text:list-header>
              <text:p text:style-name="P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a park.</text:p>
      <text:p text:style-name="P1">Up and down hill 3 times.</text:p>
      <text:p text:style-name="P1">I walked about 0.15 miles at the beginning of each half mile. </text:p>
      <text:p text:style-name="P1">The miles walked to miles run ration was 3/7.</text:p>
      <text:p text:style-name="P1">Time was 65:12 or 10:48/mile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18T08:34:47.34</dc:date>
    <dc:creator>James Lombardi</dc:creator>
    <meta:editing-duration>PT7H1M54S</meta:editing-duration>
    <meta:editing-cycles>16</meta:editing-cycles>
    <meta:document-statistic meta:table-count="0" meta:image-count="0" meta:object-count="0" meta:page-count="4" meta:paragraph-count="142" meta:word-count="944" meta:character-count="4718"/>
  </office:meta>
</office:document-meta>
</file>